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Arial" fo:font-size="12pt" fo:language="es" fo:country="ES" fo:font-weight="bold" style:font-size-asian="12pt" style:font-size-complex="12pt"/>
    </style:style>
    <style:style style:name="P2" style:family="paragraph" style:parent-style-name="Text_20_body">
      <style:paragraph-properties fo:line-height="100%"/>
      <style:text-properties style:font-name="Arial" fo:font-size="12pt" fo:language="es" fo:country="ES" style:font-size-asian="12pt" style:font-size-complex="12pt"/>
    </style:style>
    <style:style style:name="P3" style:family="paragraph" style:parent-style-name="Text_20_body">
      <style:paragraph-properties fo:text-align="justify" style:justify-single-word="false"/>
      <style:text-properties style:font-name="Arial" fo:font-size="12pt" style:font-size-asian="12pt" style:font-size-complex="12pt"/>
    </style:style>
    <style:style style:name="P4" style:family="paragraph" style:parent-style-name="Text_20_body">
      <style:paragraph-properties fo:text-align="justify" style:justify-single-word="false"/>
      <style:text-properties style:font-name="Arial" fo:font-size="12pt" fo:font-weight="bold" style:font-size-asian="12pt" style:font-size-complex="12pt"/>
    </style:style>
    <style:style style:name="P5" style:family="paragraph" style:parent-style-name="Text_20_body">
      <style:paragraph-properties fo:text-align="justify" style:justify-single-word="false"/>
      <style:text-properties style:font-name="Arial" fo:font-size="12pt" fo:language="zxx" fo:country="none" fo:font-weight="bold" style:font-size-asian="12pt" style:language-asian="zxx" style:country-asian="none" style:font-size-complex="12pt" style:language-complex="zxx" style:country-complex="none"/>
    </style:style>
    <style:style style:name="P6" style:family="paragraph" style:parent-style-name="Text_20_body">
      <style:paragraph-properties fo:line-height="150%" fo:text-align="justify" style:justify-single-word="false"/>
      <style:text-properties style:font-name="Arial" fo:font-size="12pt" fo:language="zxx" fo:country="none" fo:font-weight="bold" style:font-size-asian="12pt" style:language-asian="zxx" style:country-asian="none" style:font-size-complex="12pt" style:language-complex="zxx" style:country-complex="none"/>
    </style:style>
    <style:style style:name="P7" style:family="paragraph" style:parent-style-name="Text_20_body">
      <style:paragraph-properties fo:margin-left="1.905cm" fo:margin-right="0cm" fo:text-align="justify" style:justify-single-word="false" fo:text-indent="-0.635cm" style:auto-text-indent="false"/>
      <style:text-properties style:font-name="Arial" fo:font-size="12pt" style:font-size-asian="12pt" style:font-size-complex="12pt"/>
    </style:style>
    <style:style style:name="P8" style:family="paragraph" style:parent-style-name="Standard">
      <style:paragraph-properties fo:text-align="center" style:justify-single-word="false"/>
      <style:text-properties style:font-name="Arial" fo:font-size="44pt" style:font-size-asian="44pt" style:font-size-complex="44pt"/>
    </style:style>
    <style:style style:name="P9" style:family="paragraph" style:parent-style-name="Standard">
      <style:paragraph-properties fo:text-align="center" style:justify-single-word="false"/>
      <style:text-properties style:font-name="Arial" fo:font-size="26pt" style:font-size-asian="26pt" style:font-size-complex="26pt"/>
    </style:style>
    <style:style style:name="P10" style:family="paragraph" style:parent-style-name="Standard">
      <style:paragraph-properties fo:text-align="end" style:justify-single-word="false"/>
      <style:text-properties style:font-name="Arial" fo:font-size="26pt" style:font-size-asian="26pt" style:font-size-complex="26pt"/>
    </style:style>
    <style:style style:name="P11" style:family="paragraph" style:parent-style-name="Standard">
      <style:paragraph-properties fo:text-align="start" style:justify-single-word="false"/>
      <style:text-properties style:font-name="Arial" fo:font-size="12pt" style:font-size-asian="12pt" style:font-size-complex="12pt"/>
    </style:style>
    <style:style style:name="P12" style:family="paragraph" style:parent-style-name="Text_20_body">
      <style:paragraph-properties fo:line-height="100%" fo:break-before="page"/>
      <style:text-properties style:font-name="Arial" fo:font-size="12pt" fo:language="es" fo:country="ES" style:text-underline-style="solid" style:text-underline-width="auto" style:text-underline-color="font-color" fo:font-weight="bold" style:font-size-asian="12pt" style:font-size-complex="12pt"/>
    </style:style>
    <style:style style:name="P13" style:family="paragraph" style:parent-style-name="Text_20_body">
      <style:paragraph-properties fo:line-height="100%"/>
      <style:text-properties style:font-name="Arial" fo:font-size="12pt" fo:language="es" fo:country="ES" fo:font-weight="bold" style:font-size-asian="12pt" style:font-size-complex="12pt"/>
    </style:style>
    <style:style style:name="P14" style:family="paragraph" style:parent-style-name="Text_20_body">
      <style:paragraph-properties fo:line-height="100%"/>
      <style:text-properties style:font-name="Arial" fo:font-size="12pt" fo:language="es" fo:country="ES" style:font-size-asian="12pt" style:font-size-complex="12pt"/>
    </style:style>
    <style:style style:name="P15" style:family="paragraph" style:parent-style-name="Text_20_body" style:list-style-name="L1">
      <style:paragraph-properties fo:line-height="100%"/>
      <style:text-properties style:font-name="Arial" fo:font-size="12pt" fo:language="es" fo:country="ES" style:font-size-asian="12pt" style:font-size-complex="12pt"/>
    </style:style>
    <style:style style:name="P16" style:family="paragraph" style:parent-style-name="Text_20_body" style:list-style-name="L2">
      <style:paragraph-properties fo:line-height="100%"/>
      <style:text-properties style:font-name="Arial" fo:font-size="12pt" fo:language="es" fo:country="ES" style:font-size-asian="12pt" style:font-size-complex="12pt"/>
    </style:style>
    <style:style style:name="P17" style:family="paragraph" style:parent-style-name="Standard">
      <style:paragraph-properties fo:text-align="center" style:justify-single-word="false"/>
      <style:text-properties style:font-name="Arial" fo:font-size="26pt" style:font-size-asian="26pt" style:font-size-complex="26pt"/>
    </style:style>
    <style:style style:name="T1" style:family="text">
      <style:text-properties fo:font-variant="normal" fo:text-transform="none"/>
    </style:style>
    <style:style style:name="T2"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Video juegos y la Sociedad</text:p>
      <text:p text:style-name="P9"/>
      <text:p text:style-name="P9"/>
      <text:p text:style-name="P9">Trabajo Practico Fina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Oscar Sanchez</text:p>
      <text:p text:style-name="P11"/>
      <text:p text:style-name="P12">Documento de concepto</text:p>
      <text:p text:style-name="P1">1.0. Titulo</text:p>
      <text:p text:style-name="P1"><text:tab/>A jugar aprendiendo</text:p>
      <text:p text:style-name="P1">1.1. Idea</text:p>
      <text:p text:style-name="P2">Enseñar a contar de acuerdo al color.</text:p>
      <text:p text:style-name="P1">1.2. Concepto </text:p>
      <text:p text:style-name="P2">En la pantalla aparecen zonas en las cuales hay personajes de color los cuales se deben pasar a otra zona. Para ello hay que abrir una puerta que posee una clave secreta. Cada clave tiene una consigna para resolverse. El juego no posee un final. Las claves varían de forma aleatoria al igual que la cantidad de personajes. La estructura del mapa del mismo es semejante al juego “Mancala”.</text:p>
      <text:p text:style-name="P2"><text:span text:style-name="T2">1.3. Características principales </text:span></text:p>
      <text:list xml:id="list4023681169866128574" text:style-name="L2">
        <text:list-item>
          <text:p text:style-name="P16">Reglas simples y fáciles de aprender.</text:p>
        </text:list-item>
        <text:list-item>
          <text:p text:style-name="P16">Se puede empezar a jugar casi sin conocer las reglas, las mismas se van enseñando a medida que el juego avanza.</text:p>
        </text:list-item>
        <text:list-item>
          <text:p text:style-name="P16">Diseño con colores agradables y llamativos.</text:p>
        </text:list-item>
        <text:list-item>
          <text:p text:style-name="P16">Personajes graciosos con mucho humor. Cada personaje tiene su propio carácter y humor con muchas animaciones graciosas que despertara la ternura de los participantes.</text:p>
        </text:list-item>
      </text:list>
      <text:list xml:id="list50420775873101862" text:style-name="L1">
        <text:list-item>
          <text:p text:style-name="P15">Pueden jugar de 1 a 4 participantes en modo TBS (turn-based strategy).</text:p>
        </text:list-item>
        <text:list-item>
          <text:p text:style-name="P15">Soporte perfil de usuario. Cada participante puede crear su propio perfil de juego, Crear asociarle un avatar y guardar sus partidas.</text:p>
        </text:list-item>
        <text:list-item>
          <text:p text:style-name="P15">La partida se puede guardar y continuar en cualquier momento. </text:p>
        </text:list-item>
      </text:list>
      <text:p text:style-name="P1">1.4. Background </text:p>
      <text:p text:style-name="P2">Esta inspirado en los juegos de mecánica de recolección como es el caso del los del tipo Mancala. Link: <text:a xlink:type="simple" xlink:href="http://es.wikipedia.org/wiki/Mancala">http://es.wikipedia.org/wiki/Mancala</text:a> </text:p>
      <text:p text:style-name="P1">1.5. Audiencia y tecnologías soportadas</text:p>
      <text:p text:style-name="P2">La tecnología sera PC con bajos requerimientos de hardware para que pueda ser usado en jardines o colegios primarios públicos.</text:p>
      <text:p text:style-name="P2">La audiencia esta orientada a niños de ambos sexos de 4 a 7 años en edad escolar.<text:tab/></text:p>
      <text:p text:style-name="P1">1.6. Historia</text:p>
      <text:p text:style-name="P2">No posee historia.</text:p>
      <text:p text:style-name="P1">1.7. Arte</text:p>
      <text:p text:style-name="P2">Los colores deben ser primarios: Rojo, azul, amarillo y la mezcla de los mismo: Naranja, verde, violeta.</text:p>
      <text:p text:style-name="P2">El arte debe ser del tipo naif infantil. </text:p>
      <text:p text:style-name="P1">1.8. Música </text:p>
      <text:p text:style-name="P2">La música deben ser temas infantiles sin vocal solo música de renombre como son el caso de “yo tengo una vaca lechera”</text:p>
      <text:p text:style-name="P2">Autores sugeridos: María Elena Walsh, Piñón Fijo.</text:p>
      <text:p text:style-name="P6"><text:soft-page-break/>2.0. Fundamentación </text:p>
      <text:p text:style-name="P3">entre 3 y 6 carillas A4, fuente Arial 12, interlineado 1,5. </text:p>
      <text:p text:style-name="P4">Guía de reflexión para la fundamentación del documento de concepto.</text:p>
      <text:p text:style-name="P3">Esta guía es orientadora, no deben responderla exhaustivamente, ni en el orden aquí propuesto. Para cada caso, cada alumno considerará las preguntas que sean pertinentes y agregará nuevas ideas. Sin embargo, a los fines de guiar el trabajo, listamos algunas preguntas para organizar la fundamentación.</text:p>
      <text:p text:style-name="P7">1.<text:span text:style-name="T1"> </text:span>¿Cómo surge la idea del juego? ¿Qué tema de la materia funcionó como disparador? ¿Qué situaciones de los videojuegos y la sociedad se abordan en este videojuego (ya sea por el contenido o por los efectos que pueda provocar?</text:p>
      <text:p text:style-name="P7">2.<text:span text:style-name="T1"> </text:span>¿Qué juegos ya existentes te sirvieron como inspiradores para pensar el propio? ¿Qué aspectos sociales se resuelven mejor en tu propuesta que en las existentes? ¿Qué aspectos sociales se abordan en tu juego como novedad?</text:p>
      <text:p text:style-name="P7">3.<text:span text:style-name="T1"> </text:span>¿Qué características tienen los usuarios destinatarios de tu juego? ¿Qué debilidades y qué fortalezas le encontrás a tu propuesta para que funcione la idea en el público que pensaste como destinatario?</text:p>
      <text:p text:style-name="P7">4.<text:span text:style-name="T1"> </text:span>¿Cómo dialoga el arte de tu videojuego con el contenido? ¿Cómo impacta en los usuarios destinatarios de tu propuesta? ¿Qué cambios en el arte alterarían el contenido de tu propuesta? ¿Qué cambios en el arte alterarían el público elegido?</text:p>
      <text:p text:style-name="P7">5.<text:span text:style-name="T1"> </text:span>¿Cómo dialoga la música de tu videojuego con el contenido? ¿Cómo impacta en los usuarios destinatarios de tu propuesta? ¿Qué cambios en la música alterarían el contenido de tu propuesta? ¿Qué cambios en la música alterarían el público elegido?</text:p>
      <text:p text:style-name="P11"/>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8M48S</meta:editing-duration>
    <meta:editing-cycles>27</meta:editing-cycles>
    <meta:generator>OpenOffice.org/3.4.1$Win32 OpenOffice.org_project/341m1$Build-9593</meta:generator>
    <dc:date>2012-11-28T13:17:58.71</dc:date>
    <meta:document-statistic meta:table-count="0" meta:image-count="0" meta:object-count="0" meta:page-count="3" meta:paragraph-count="40" meta:word-count="591" meta:character-count="3578"/>
    <meta:user-defined meta:name="Info 1"/>
    <meta:user-defined meta:name="Info 2"/>
    <meta:user-defined meta:name="Info 3"/>
    <meta:user-defined meta:name="Info 4"/>
  </office:meta>
</office:document-meta>
</file>